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r this demonstration we will show the key features of the application from both the perspective of the seller, and the buyer.</text:p>
      <text:p text:style-name="Standard"/>
      <text:p text:style-name="Standard">In our example, the seller arrives on our website [Go to page], clicks on the Login link at the top right [Click link] and has forgotten their password. <text:s/>So, they click on the link to recover their password via email [Click Forgot password link]. <text:s/>They then fill out their details, and click the button to reset their password.</text:p>
      <text:p text:style-name="Standard"/>
      <text:p text:style-name="Standard">While we wait for the recovery email to arrive, we will look at the buyer's perspective as they arrive on the website for the first time[Tab to Buyer browser], and register themselves an account [Click register].</text:p>
      <text:p text:style-name="Standard"/>
      <text:p text:style-name="Standard">As with may sites, the registration form asks for details such as name and email address, so our buyer fills these in, and registers for their account [Fill out details &amp; submit]. <text:s/>A temporary password, as with a reset, will be sent via email.</text:p>
      <text:p text:style-name="Standard"/>
      <text:p text:style-name="Standard">While this email comes through, we'll check the seller's email account for that password reset email. [Check email account]</text:p>
      <text:p text:style-name="Standard"/>
      <text:p text:style-name="P1">If it arrives:</text:p>
      <text:p text:style-name="P1"><text:span text:style-name="T1">Since that password has arrived, we'll go and log in as the seller, and start getting their books up for sale.</text:span></text:p>
      <text:p text:style-name="P1"><text:span text:style-name="T1"/></text:p>
      <text:p text:style-name="P1">If it hasn't arrived:</text:p>
      <text:p text:style-name="P1"><text:span text:style-name="T1">Modern technology appears to be failing us here – so we've got an account we prepared in advance. <text:s/>We'll just go and log in as that account [Log in as </text:span><text:a xlink:type="simple" xlink:href="mailto:chrism@cmalton.me.uk"><text:span text:style-name="T1">chrism@cmalton.me.uk</text:span></text:a><text:span text:style-name="T1">] and start listing some books for sale.</text:span></text:p>
      <text:p text:style-name="P1"><text:span text:style-name="T1"/></text:p>
      <text:p text:style-name="P1"><text:span text:style-name="T1">Once logged in, a sell link appears, with other options at the top right corner, replacing the Login and Register links. <text:s/>The seller simply clicks on the “Sell” link [Click on sell link] to begin the process of listing a book for sale on the website.</text:span></text:p>
      <text:p text:style-name="P1"><text:span text:style-name="T1"/></text:p>
      <text:p text:style-name="P1"><text:span text:style-name="T1">There are two options available for listing books. <text:s/>The seller can either list a book based on a template. <text:s/>That is, listing their copy of a book that has been already listed on the website. <text:s/>The second option is for when the book is not already listed, and they can then enter all of the details.</text:span></text:p>
      <text:p text:style-name="P1"><text:span text:style-name="T1"/></text:p>
      <text:p text:style-name="P1"><text:span text:style-name="T1">We'll start by demonstrating the first of these options. <text:s/>Simply select the book from the list [SELECT BOOK], and the fields below are populated with the book data. <text:s/>From there, the seller can enter the price and condition of their copy the book [Enter details], and simply click on “List my item” [Click button].</text:span></text:p>
      <text:p text:style-name="P1"><text:span text:style-name="T1"/></text:p>
      <text:p text:style-name="P1"><text:span text:style-name="T1">Returning to the homepage after this, will show the book in the recent listings.</text:span></text:p>
      <text:p text:style-name="P1"><text:span text:style-name="T1"/></text:p>
      <text:p text:style-name="P1"><text:span text:style-name="T1">Now let's take a look at the information needed for listing a brand new book on the site. [Click on Sell]</text:span></text:p>
      <text:p text:style-name="P1"><text:span text:style-name="T1"/></text:p>
      <text:p text:style-name="P1"><text:span text:style-name="T1">The seller simply clicks on “My book isn't listed?” to see the new form, at which point all if the information is available for input [Start keying data]. <text:s/>Having filled out the data about the book itself, the seller enters the price they wish to sell for, and the condition, as in the case of listing based on a template. <text:s/>Simply clicking on “Create” at this point[Click Create], will create the new book, and the individual listing, and upon returning to the homepage, we can see it is now listed in the recent listings.</text:span></text:p>
      <text:p text:style-name="P1"><text:soft-page-break/><text:span text:style-name="T1">At this point, we'll see if our buyer account has been created [Check email].</text:span></text:p>
      <text:p text:style-name="P1"><text:span text:style-name="T1"/></text:p>
      <text:p text:style-name="P1">If it arrives:</text:p>
      <text:p text:style-name="P1"><text:span text:style-name="T1">So our account got created, we'll go ahead and log in as our new buyer.</text:span></text:p>
      <text:p text:style-name="P1"><text:span text:style-name="T1"/></text:p>
      <text:p text:style-name="P1">If it hasn't arrived:</text:p>
      <text:p text:style-name="P1"><text:span text:style-name="T1">Unfortunately, that doesn't appear to have arrived, so we'll go and log in as an account we set up ahead of time [Log in as otheruser</text:span><text:a xlink:type="simple" xlink:href="mailto:chrism@cmalton.me.uk"><text:span text:style-name="T1">@cmalton.me.uk</text:span></text:a><text:span text:style-name="T1">].</text:span></text:p>
      <text:p text:style-name="P1"><text:span text:style-name="T1"/></text:p>
      <text:p text:style-name="P1"><text:span text:style-name="T1">Now that we're logged in, the buyer can start to find books for sale, and add them to their basket. <text:s/>One of the books our buyer wants, is shown on the homepage, which lists all of the books listed in the last day under the “Recent listings” heading. <text:s/>They are wanting to buy it, so they click on the link[Click link for book], which displays information about the book, the seller, the individual listing details, and links to other listings of the same book.</text:span></text:p>
      <text:p text:style-name="P1"><text:span text:style-name="T1"/></text:p>
      <text:p text:style-name="P1"><text:span text:style-name="T1">Since the buyer is prepared to pay the price listed, they add it to their basket[Click add to basket]. As can be seen, this takes the buyer over to their basket where the item has been added.</text:span></text:p>
      <text:p text:style-name="P1"><text:span text:style-name="T1"/></text:p>
      <text:p text:style-name="P1"><text:span text:style-name="T1">Since our buyer wishes to buy another book, they can simply search from the top of every page on the site. <text:s/>As they type, it suggests titles of books they may wish to buy based on the books already listed on the site, which can be selected from the list [Click on book, then click search].</text:span></text:p>
      <text:p text:style-name="P1"><text:span text:style-name="T1"/></text:p>
      <text:p text:style-name="P1"><text:span text:style-name="T1">From the results displayed, our buyer clicks on the book they wanted, and it takes them to a page with the listings of the book. <text:s/>Selecting one of these will take them to the listing page[Click on instance]. <text:s/>The listing can be added to the cart as before.</text:span></text:p>
      <text:p text:style-name="P1"><text:span text:style-name="T1"/></text:p>
      <text:p text:style-name="P1"><text:span text:style-name="T1">---- CUT HERE FOR SHORTER DEMO ----</text:span></text:p>
      <text:p text:style-name="P1"><text:span text:style-name="T1"/></text:p>
      <text:p text:style-name="P1"><text:span text:style-name="T1">However, our buyer wants to get in touch with the seller before committing to buy, so clicks the “Send a message to the seller” link [Click link] and fills out the details. <text:s/>The message is sent to the seller, and if we look at the seller's inbox [Flip to seller browser] they will be able to see the received message.</text:span></text:p>
      <text:p text:style-name="P1"><text:span text:style-name="T1"/></text:p>
      <text:p text:style-name="P1"><text:span text:style-name="T1">Our buyer gets a message back via a similar mechanism, and then decides to purchase this book, so clicks on the add to basket link.</text:span></text:p>
      <text:p text:style-name="P1"><text:span text:style-name="T1"/></text:p>
      <text:p text:style-name="P1"><text:span text:style-name="T1">---- END CUT ----</text:span></text:p>
      <text:p text:style-name="P1"><text:span text:style-name="T1"/></text:p>
      <text:p text:style-name="P1"><text:span text:style-name="T1">[Add to basket]</text:span></text:p>
      <text:p text:style-name="P1"><text:span text:style-name="T1"/></text:p>
      <text:p text:style-name="P1"><text:span text:style-name="T1">Our buyer has heard that their may be a cheaper copy of the first book they added to their cart elsewhere, so they remove the copy that was in their basket [Basket → Remove item].</text:span></text:p>
      <text:p text:style-name="P1"><text:span text:style-name="T1"/></text:p>
      <text:p text:style-name="P1"><text:span text:style-name="T1">Having now completed their search for the books they need, our buyer commits to buying the listing [Commit to buy], which presents a summary of their order, and the Paypal Buy Now link. <text:s/>This takes our buyer over to the Paypal website, where they complete their purchase.</text:span></text:p>
      <text:p text:style-name="P1"><text:span text:style-name="T1"/></text:p>
      <text:p text:style-name="P1"><text:span text:style-name="T1">Once the checkout is completed, Paypal returns our buyer to the TexTrader website, which has automatically removed the items from sale.</text:span></text:p>
      <text:p text:style-name="P1"><text:span text:style-name="T1"/></text:p>
      <text:p text:style-name="P1"><text:span text:style-name="T1">And with that, we have shown the key features of our prototyp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Malton</meta:initial-creator>
    <meta:creation-date>2013-01-11T12:39:14</meta:creation-date>
    <dc:date>2013-01-11T13:58:20</dc:date>
    <dc:creator>Chris Malton</dc:creator>
    <meta:editing-duration>PT1H9M3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2" meta:paragraph-count="33" meta:word-count="1031" meta:character-count="5645" meta:non-whitespace-character-count="4628"/>
  </office:meta>
</office:document-meta>
</file>